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, 'Helvetica Neue', Helvetica, Arial, sans-serif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5">
      <style:paragraph-properties fo:margin-left="0cm" fo:margin-right="0cm" fo:orphans="2" fo:widows="2" fo:text-indent="0cm" style:auto-text-indent="false"/>
      <style:text-properties fo:font-variant="normal" fo:text-transform="none" fo:color="#4e565f" loext:opacity="100%" style:font-name="Roboto" fo:letter-spacing="normal" fo:font-style="normal" fo:font-weight="normal"/>
    </style:style>
    <style:style style:name="P2" style:family="paragraph" style:parent-style-name="Heading_20_5">
      <style:text-properties fo:font-variant="normal" fo:text-transform="none" fo:color="#4e565f" loext:opacity="100%" style:font-name="Roboto" fo:letter-spacing="normal" fo:font-style="normal" fo:font-weight="normal" officeooo:rsid="000555e3" officeooo:paragraph-rsid="000555e3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e565f" loext:opacity="100%" style:font-name="Roboto" fo:font-size="7.94999980926514pt" fo:letter-spacing="normal" fo:font-style="normal" fo:font-weight="normal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4e565f" loext:opacity="100%" fo:font-size="7.94999980926514pt" fo:letter-spacing="normal" fo:font-style="normal" fo:font-weight="normal"/>
    </style:style>
    <style:style style:name="P5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4e565f" loext:opacity="100%" fo:font-size="7.94999980926514pt" fo:letter-spacing="normal" fo:font-style="normal" fo:font-weight="normal"/>
    </style:style>
    <style:style style:name="P6" style:family="paragraph" style:parent-style-name="Preformatted_20_Text">
      <style:paragraph-properties fo:orphans="2" fo:widows="2"/>
      <style:text-properties fo:font-variant="normal" fo:text-transform="none" fo:color="#4e565f" loext:opacity="100%" fo:letter-spacing="normal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</style:style>
    <style:style style:name="P9" style:family="paragraph" style:parent-style-name="Heading_20_5">
      <style:paragraph-properties fo:margin-left="0cm" fo:margin-right="0cm" fo:orphans="2" fo:widows="2" fo:text-indent="0cm" style:auto-text-indent="false"/>
      <style:text-properties fo:font-variant="normal" fo:text-transform="none" fo:color="#4e565f" loext:opacity="100%" style:font-name="Roboto" fo:letter-spacing="normal" fo:font-style="normal" fo:font-weight="normal"/>
    </style:style>
    <style:style style:name="P10" style:family="paragraph" style:parent-style-name="Heading_20_5">
      <style:text-properties fo:font-variant="normal" fo:text-transform="none" fo:color="#4e565f" loext:opacity="100%" style:font-name="Roboto" fo:letter-spacing="normal" fo:font-style="normal" fo:font-weight="bold" officeooo:rsid="000626c8" officeooo:paragraph-rsid="000626c8" style:font-weight-asian="bold" style:font-weight-complex="bold"/>
    </style:style>
    <style:style style:name="P11" style:family="paragraph" style:parent-style-name="Heading_20_5">
      <style:text-properties officeooo:paragraph-rsid="000626c8"/>
    </style:style>
    <style:style style:name="P12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4e565f" loext:opacity="100%" fo:font-size="7.94999980926514pt" fo:letter-spacing="normal" fo:font-style="normal" fo:font-weight="normal"/>
    </style:style>
    <style:style style:name="P13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4e565f" loext:opacity="100%" fo:font-size="7.94999980926514pt" fo:letter-spacing="normal" fo:font-style="normal" fo:font-weight="normal"/>
    </style:style>
    <style:style style:name="P14" style:family="paragraph" style:parent-style-name="Preformatted_20_Text">
      <style:paragraph-properties fo:orphans="2" fo:widows="2"/>
      <style:text-properties fo:font-variant="normal" fo:text-transform="none" fo:color="#4e565f" loext:opacity="100%" fo:letter-spacing="normal"/>
    </style:style>
    <style:style style:name="P15" style:family="paragraph" style:parent-style-name="Standard">
      <style:text-properties officeooo:rsid="000555e3" officeooo:paragraph-rsid="000555e3"/>
    </style:style>
    <style:style style:name="P16" style:family="paragraph" style:parent-style-name="Text_20_body">
      <style:text-properties officeooo:paragraph-rsid="000626c8"/>
    </style:style>
    <style:style style:name="P1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e565f" loext:opacity="100%" style:font-name="Roboto" fo:font-size="7.94999980926514pt" fo:letter-spacing="normal" fo:font-style="normal" fo:font-weight="normal"/>
    </style:style>
    <style:style style:name="T1" style:family="text">
      <style:text-properties fo:font-size="7.94999980926514pt" fo:font-style="normal" fo:font-weight="normal"/>
    </style:style>
    <style:style style:name="T2" style:family="text">
      <style:text-properties fo:font-variant="normal" fo:text-transform="none" fo:color="#4e565f" loext:opacity="100%" style:font-name="Roboto" fo:font-size="7.94999980926514pt" fo:letter-spacing="normal" fo:font-style="normal" fo:font-weight="normal"/>
    </style:style>
    <style:style style:name="T3" style:family="text">
      <style:text-properties fo:font-variant="normal" fo:text-transform="none" fo:color="#4e565f" loext:opacity="100%" style:font-name="Roboto" fo:font-size="7.94999980926514pt" fo:letter-spacing="normal" fo:font-style="normal" fo:font-weight="normal" style:font-style-asian="italic" style:font-style-complex="italic"/>
    </style:style>
    <style:style style:name="T4" style:family="text">
      <style:text-properties fo:font-variant="normal" fo:text-transform="none" fo:color="#4e565f" loext:opacity="100%" style:font-name="Roboto" fo:letter-spacing="normal" fo:font-style="normal" fo:font-weight="bold" officeooo:rsid="000626c8" style:font-weight-asian="bold" style:font-weight-complex="bold"/>
    </style:style>
    <style:style style:name="T5" style:family="text">
      <style:text-properties fo:font-variant="normal" fo:text-transform="none" fo:color="#4e565f" loext:opacity="100%" style:font-name="Roboto" fo:font-size="10pt" fo:letter-spacing="normal" fo:font-style="normal" fo:font-weight="bold" officeooo:rsid="000626c8" style:font-name-asian="Songti SC" style:font-size-asian="10pt" style:font-style-asian="italic" style:font-weight-asian="bold" style:font-name-complex="Arial Unicode MS1" style:font-size-complex="10pt" style:font-style-complex="italic" style:font-weight-complex="bold"/>
    </style:style>
    <style:style style:name="T6" style:family="text">
      <style:text-properties fo:font-variant="normal" fo:text-transform="none" fo:color="#4e565f" loext:opacity="100%" style:font-name="Roboto" fo:font-size="10pt" fo:letter-spacing="normal" fo:font-style="normal" fo:font-weight="normal" officeooo:rsid="000555e3" style:font-name-asian="Songti SC" style:font-size-asian="10pt" style:font-weight-asian="bold" style:font-name-complex="Arial Unicode MS1" style:font-size-complex="10pt" style:font-weight-complex="bold"/>
    </style:style>
    <style:style style:name="T7" style:family="text">
      <style:text-properties fo:font-variant="normal" fo:text-transform="none" fo:color="#4e565f" loext:opacity="100%" fo:letter-spacing="normal" fo:font-style="italic" style:font-style-asian="italic" style:font-style-complex="italic"/>
    </style:style>
    <style:style style:name="T8" style:family="text">
      <style:text-properties fo:font-variant="normal" fo:text-transform="none" fo:color="#4ba2ce" loext:opacity="100%" style:text-line-through-style="none" style:text-line-through-type="none" style:font-name="Roboto" fo:font-size="7.94999980926514pt" fo:letter-spacing="normal" fo:font-style="normal" style:text-underline-style="none" fo:font-weight="normal" style:text-blinking="false" loext:padding="0cm" loext:border="non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bold" officeooo:rsid="000626c8" style:font-weight-asian="bold" style:font-weight-complex="bold"/>
    </style:style>
    <style:style style:name="T11" style:family="text">
      <style:text-properties fo:font-size="10pt" officeooo:rsid="000555e3" style:font-name-asian="Songti SC" style:font-size-asian="10pt" style:font-weight-asian="bold" style:font-name-complex="Arial Unicode MS1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5">Download <text:span text:style-name="T9">Diadema</text:span> world</text:h>
      <text:h text:style-name="P2" text:outline-level="5">Hello caduarle,</text:h>
      <text:p text:style-name="P7"><text:span text:style-name="T2">Your download is available at the following address:<text:line-break/></text:span><text:bookmark text:name="anchor-ff5be9ad-ac2a-9bc7-1632-2c3a45de9526"/><text:a xlink:type="simple" xlink:href="https://api.gbif.org/v1/occurrence/download/request/0032393-250802193616735.zip" office:target-frame-name="_blank" xlink:show="new" text:style-name="Internet_20_link" text:visited-style-name="Visited_20_Internet_20_Link"><text:span text:style-name="T8">https://api.gbif.org/v1/occurrence/download/request/0032393-250802193616735.zip</text:span></text:a></text:p>
      <text:h text:style-name="P1" text:outline-level="5">Citation</text:h>
      <text:p text:style-name="P8"><text:span text:style-name="T2">When using this dataset </text:span><text:span text:style-name="Strong_20_Emphasis"><text:span text:style-name="T2">please use the following citation:</text:span></text:span></text:p>
      <text:p text:style-name="P7"><text:span text:style-name="T2">GBIF.org (9 August 2025) GBIF Occurrence Download </text:span><text:a xlink:type="simple" xlink:href="https://doi.org/10.15468/dl.fjs8uq" office:target-frame-name="_blank" xlink:show="new" text:style-name="Internet_20_link" text:visited-style-name="Visited_20_Internet_20_Link"><text:span text:style-name="T8">https://doi.org/10.15468/dl.fjs8uq</text:span></text:a></text:p>
      <text:h text:style-name="P1" text:outline-level="5">Download Information</text:h>
      <text:p text:style-name="P7"><text:span text:style-name="T2">DOI: </text:span><text:a xlink:type="simple" xlink:href="https://doi.org/10.15468/dl.fjs8uq" office:target-frame-name="_blank" xlink:show="new" text:style-name="Internet_20_link" text:visited-style-name="Visited_20_Internet_20_Link"><text:span text:style-name="T8">https://doi.org/10.15468/dl.fjs8uq</text:span></text:a><text:span text:style-name="T2"> (may take some hours before being active)<text:line-break/>Creation Date: 11:45:58 9 August 2025<text:line-break/>Records included: 3135 records from 88 published datasets<text:line-break/>Compressed data size: 204.6 kB<text:line-break/>Download format: simple tab-separated values (TSV)<text:line-break/>Filter used:</text:span></text:p>
      <text:p text:style-name="P4">{</text:p>
      <text:p text:style-name="P6"><text:s text:c="2"/><text:span text:style-name="T1">"TaxonKey" : [</text:span></text:p>
      <text:p text:style-name="P6"><text:s text:c="4"/><text:span text:style-name="T1">"is Diadema setosum"</text:span></text:p>
      <text:p text:style-name="P6"><text:s text:c="2"/><text:span text:style-name="T1">]</text:span></text:p>
      <text:p text:style-name="P5">}</text:p>
      <text:h text:style-name="P1" text:outline-level="5">Download file retention</text:h>
      <text:p text:style-name="P7"><text:span text:style-name="T2">Information about this download will always be available at </text:span><text:a xlink:type="simple" xlink:href="https://doi.org/10.15468/dl.fjs8uq" office:target-frame-name="_blank" xlink:show="new" text:style-name="Internet_20_link" text:visited-style-name="Visited_20_Internet_20_Link"><text:span text:style-name="T8">https://doi.org/10.15468/dl.fjs8uq</text:span></text:a><text:span text:style-name="T2"> and </text:span><text:a xlink:type="simple" xlink:href="https://www.gbif.org/occurrence/download/0032393-250802193616735" office:target-frame-name="_blank" xlink:show="new" text:style-name="Internet_20_link" text:visited-style-name="Visited_20_Internet_20_Link"><text:span text:style-name="T8">https://www.gbif.org/occurrence/download/0032393-250802193616735</text:span></text:a></text:p>
      <text:p text:style-name="P7"><text:span text:style-name="T2">The simple tab-separated values (TSV) file will be kept for six months (until 9 February 2026). You can ask us to keep the file for longer from </text:span><text:a xlink:type="simple" xlink:href="https://www.gbif.org/occurrence/download/0032393-250802193616735" office:target-frame-name="_blank" xlink:show="new" text:style-name="Internet_20_link" text:visited-style-name="Visited_20_Internet_20_Link"><text:span text:style-name="T8">https://www.gbif.org/occurrence/download/0032393-250802193616735</text:span></text:a></text:p>
      <text:p text:style-name="P3">If you cite this download using the DOI, we will usually detect this and keep the file indefinitely.</text:p>
      <text:p text:style-name="P7"><text:span text:style-name="T2">For more information on this, see </text:span><text:a xlink:type="simple" xlink:href="https://www.gbif.org/faq/?question=for-how-long-will-does-gbif-store-downloads" office:target-frame-name="_blank" xlink:show="new" text:style-name="Internet_20_link" text:visited-style-name="Visited_20_Internet_20_Link"><text:span text:style-name="T8">https://www.gbif.org/faq/?question=for-how-long-will-does-gbif-store-downloads</text:span></text:a></text:p>
      <text:h text:style-name="P1" text:outline-level="5">Information / FAQ</text:h>
      <text:p text:style-name="P7"><text:span text:style-name="T2">For help with opening downloaded files, see </text:span><text:a xlink:type="simple" xlink:href="https://www.gbif.org/faq?question=opening-gbif-csv-in-excel" office:target-frame-name="_blank" xlink:show="new" text:style-name="Internet_20_link" text:visited-style-name="Visited_20_Internet_20_Link"><text:span text:style-name="T8">https://www.gbif.org/faq?question=opening-gbif-csv-in-excel</text:span></text:a><text:span text:style-name="T2"> or the FAQ section of the GBIF website: </text:span><text:a xlink:type="simple" xlink:href="https://www.gbif.org/faq" office:target-frame-name="_blank" xlink:show="new" text:style-name="Internet_20_link" text:visited-style-name="Visited_20_Internet_20_Link"><text:span text:style-name="T8">https://www.gbif.org/faq</text:span></text:a></text:p>
      <text:p text:style-name="P8"><text:span text:style-name="Emphasis"><text:span text:style-name="T2">The GBIF Secretariat</text:span>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11" text:outline-level="5"><text:soft-page-break/><text:span text:style-name="T4">Download </text:span><text:span text:style-name="T5">Echinoidea</text:span><text:span text:style-name="T4"> Red Sea and Golf regional</text:span></text:h>
      <text:h text:style-name="P11" text:outline-level="5"><text:span text:style-name="T6">Hello</text:span><text:span text:style-name="T4"> </text:span><text:span text:style-name="T6">caduarle</text:span><text:span text:style-name="T4">,</text:span></text:h>
      <text:p text:style-name="P7"><text:span text:style-name="T2">Your download is available at the following address:<text:line-break/></text:span><text:a xlink:type="simple" xlink:href="https://api.gbif.org/v1/occurrence/download/request/0000296-250811113504898.zip" office:target-frame-name="_blank" xlink:show="new" text:style-name="Internet_20_link" text:visited-style-name="Visited_20_Internet_20_Link"><text:span text:style-name="T8">https://api.gbif.org/v1/occurrence/download/request/0000296-250811113504898.zip</text:span></text:a></text:p>
      <text:h text:style-name="P1" text:outline-level="5">Citation</text:h>
      <text:p text:style-name="P8"><text:span text:style-name="T2">When using this dataset </text:span><text:span text:style-name="Strong_20_Emphasis"><text:span text:style-name="T2">please use the following citation:</text:span></text:span></text:p>
      <text:p text:style-name="P7"><text:span text:style-name="T2">GBIF.org (11 August 2025) GBIF Occurrence Download </text:span><text:a xlink:type="simple" xlink:href="https://doi.org/10.15468/dl.28r8wy" office:target-frame-name="_blank" xlink:show="new" text:style-name="Internet_20_link" text:visited-style-name="Visited_20_Internet_20_Link"><text:span text:style-name="T8">https://doi.org/10.15468/dl.28r8wy</text:span></text:a></text:p>
      <text:h text:style-name="P1" text:outline-level="5">Download Information</text:h>
      <text:p text:style-name="P7"><text:span text:style-name="T2">DOI: </text:span><text:a xlink:type="simple" xlink:href="https://doi.org/10.15468/dl.28r8wy" office:target-frame-name="_blank" xlink:show="new" text:style-name="Internet_20_link" text:visited-style-name="Visited_20_Internet_20_Link"><text:span text:style-name="T8">https://doi.org/10.15468/dl.28r8wy</text:span></text:a><text:span text:style-name="T2"> (may take some hours before being active)<text:line-break/>Creation Date: 15:06:52 11 August 2025<text:line-break/>Records included: 3013 records from 42 published datasets<text:line-break/>Compressed data size: 196.7 kB<text:line-break/>Download format: simple tab-separated values (TSV)<text:line-break/>Filter used:</text:span></text:p>
      <text:p text:style-name="P4">{</text:p>
      <text:p text:style-name="P6"><text:s text:c="2"/><text:span text:style-name="T1">"and" : [</text:span></text:p>
      <text:p text:style-name="P6"><text:s text:c="4"/><text:span text:style-name="T1">"Geometry POLYGON((31.10389 8.02564,63.00973 8.02564,63.12492 30.76862,44.04014 30.83969,30.56813 30.70241,31.10389 8.02564))",</text:span></text:p>
      <text:p text:style-name="P6"><text:s text:c="4"/><text:span text:style-name="T1">"HasGeospatialIssue is false",</text:span></text:p>
      <text:p text:style-name="P6"><text:s text:c="4"/><text:span text:style-name="T1">"TaxonKey is Echinoidea"</text:span></text:p>
      <text:p text:style-name="P6"><text:s text:c="2"/><text:span text:style-name="T1">]</text:span></text:p>
      <text:p text:style-name="P5">}</text:p>
      <text:h text:style-name="P1" text:outline-level="5">Download file retention</text:h>
      <text:p text:style-name="P7"><text:span text:style-name="T2">Information about this download will always be available at </text:span><text:a xlink:type="simple" xlink:href="https://doi.org/10.15468/dl.28r8wy" office:target-frame-name="_blank" xlink:show="new" text:style-name="Internet_20_link" text:visited-style-name="Visited_20_Internet_20_Link"><text:span text:style-name="T8">https://doi.org/10.15468/dl.28r8wy</text:span></text:a><text:span text:style-name="T2"> and </text:span><text:a xlink:type="simple" xlink:href="https://www.gbif.org/occurrence/download/0000296-250811113504898" office:target-frame-name="_blank" xlink:show="new" text:style-name="Internet_20_link" text:visited-style-name="Visited_20_Internet_20_Link"><text:span text:style-name="T8">https://www.gbif.org/occurrence/download/0000296-250811113504898</text:span></text:a></text:p>
      <text:p text:style-name="P7"><text:span text:style-name="T2">The simple tab-separated values (TSV) file will be kept for six months (until 11 February 2026). You can ask us to keep the file for longer from </text:span><text:a xlink:type="simple" xlink:href="https://www.gbif.org/occurrence/download/0000296-250811113504898" office:target-frame-name="_blank" xlink:show="new" text:style-name="Internet_20_link" text:visited-style-name="Visited_20_Internet_20_Link"><text:span text:style-name="T8">https://www.gbif.org/occurrence/download/0000296-250811113504898</text:span></text:a></text:p>
      <text:p text:style-name="P3">If you cite this download using the DOI, we will usually detect this and keep the file indefinitely.</text:p>
      <text:p text:style-name="P7"><text:span text:style-name="T2">For more information on this, see </text:span><text:a xlink:type="simple" xlink:href="https://www.gbif.org/faq/?question=for-how-long-will-does-gbif-store-downloads" office:target-frame-name="_blank" xlink:show="new" text:style-name="Internet_20_link" text:visited-style-name="Visited_20_Internet_20_Link"><text:span text:style-name="T8">https://www.gbif.org/faq/?question=for-how-long-will-does-gbif-store-downloads</text:span></text:a></text:p>
      <text:h text:style-name="P1" text:outline-level="5">Information / FAQ</text:h>
      <text:p text:style-name="P7"><text:span text:style-name="T2">For help with opening downloaded files, see </text:span><text:a xlink:type="simple" xlink:href="https://www.gbif.org/faq?question=opening-gbif-csv-in-excel" office:target-frame-name="_blank" xlink:show="new" text:style-name="Internet_20_link" text:visited-style-name="Visited_20_Internet_20_Link"><text:span text:style-name="T8">https://www.gbif.org/faq?question=opening-gbif-csv-in-excel</text:span></text:a><text:span text:style-name="T2"> or the FAQ section of the GBIF website: </text:span><text:a xlink:type="simple" xlink:href="https://www.gbif.org/faq" office:target-frame-name="_blank" xlink:show="new" text:style-name="Internet_20_link" text:visited-style-name="Visited_20_Internet_20_Link"><text:span text:style-name="T8">https://www.gbif.org/faq</text:span></text:a></text:p>
      <text:p text:style-name="P8"><text:span text:style-name="Emphasis"><text:span text:style-name="T2">The GBIF Secretariat</text:span></text:span></text:p>
      <text:p text:style-name="P16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, 'Helvetica Neue', Helvetica, Arial, sans-serif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ongti SC" style:font-family-asian="'Songti SC'" style:font-family-generic-asian="system" style:font-pitch-asian="variable" style:font-size-asian="10pt" style:font-weight-asian="bold" style:font-name-complex="Arial Unicode MS1" style:font-family-complex="'Arial Unicode MS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Eduardo Arlé</meta:initial-creator>
    <meta:creation-date>2025-08-09T14:59:08.067579380</meta:creation-date>
    <dc:date>2025-08-11T18:14:46.859841259</dc:date>
    <dc:creator>Eduardo Arlé</dc:creator>
    <meta:editing-duration>PT4M9S</meta:editing-duration>
    <meta:editing-cycles>2</meta:editing-cycles>
    <meta:generator>LibreOffice/7.3.6.2$MacOSX_X86_64 LibreOffice_project/c28ca90fd6e1a19e189fc16c05f8f8924961e12e</meta:generator>
    <meta:document-statistic meta:table-count="0" meta:image-count="0" meta:object-count="0" meta:page-count="2" meta:paragraph-count="44" meta:word-count="355" meta:character-count="3124" meta:non-whitespace-character-count="2789"/>
  </office:meta>
</office:document-meta>
</file>